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Ar condicionado moderno</text:h>
      <text:list xml:id="list4238800437" text:style-name="L1">
        <text:list-item>
          <text:p text:style-name="P2"><text:span text:style-name="Strong_20_Emphasis">Entrada</text:span>: Temperatura desejada (definida pelo usuário)</text:p>
        </text:list-item>
        <text:list-item>
          <text:p text:style-name="P2"><text:span text:style-name="Strong_20_Emphasis">Saída</text:span>: Temperatura ambiente ajustada</text:p>
        </text:list-item>
        <text:list-item>
          <text:p text:style-name="P2"><text:span text:style-name="Strong_20_Emphasis">Transdutor de Entrada</text:span>: Sensor de temperatura (que mede a temperatura ambiente)</text:p>
        </text:list-item>
        <text:list-item>
          <text:p text:style-name="P2"><text:span text:style-name="Strong_20_Emphasis">Transdutor de Saída</text:span>: Atuador (que controla o compressor e ventilador)</text:p>
        </text:list-item>
        <text:list-item>
          <text:p text:style-name="P2"><text:span text:style-name="Strong_20_Emphasis">Processo/Planta</text:span>: Circuito de refrigeração e ventilação</text:p>
        </text:list-item>
        <text:list-item>
          <text:p text:style-name="P2"><text:span text:style-name="Strong_20_Emphasis">Controlador</text:span>: Controlador eletrônico que compara a temperatura ambiente com a desejada e aciona os componentes do sistema para ajustar a temperatura</text:p>
        </text:list-item>
        <text:list-item>
          <text:p text:style-name="P1"><text:span text:style-name="Strong_20_Emphasis">Perturbações</text:span>: Variações de carga térmica no ambiente (e.g., sol entrando pela janela), falhas no sensor ou atuador.</text:p>
        </text:list-item>
      </text:list>
      <text:h text:style-name="Heading_20_3" text:outline-level="3">2. Aceleração de automóvel comum</text:h>
      <text:list xml:id="list3720071750" text:style-name="L2">
        <text:list-item>
          <text:p text:style-name="P4"><text:span text:style-name="Strong_20_Emphasis">Entrada</text:span>: Posição do pedal do acelerador (definida pelo motorista)</text:p>
        </text:list-item>
        <text:list-item>
          <text:p text:style-name="P4"><text:span text:style-name="Strong_20_Emphasis">Saída</text:span>: Aceleração do veículo</text:p>
        </text:list-item>
        <text:list-item>
          <text:p text:style-name="P4"><text:span text:style-name="Strong_20_Emphasis">Transdutor de Entrada</text:span>: Potenciômetro ou sensor de posição do pedal</text:p>
        </text:list-item>
        <text:list-item>
          <text:p text:style-name="P4"><text:span text:style-name="Strong_20_Emphasis">Transdutor de Saída</text:span>: Atuador na borboleta do acelerador</text:p>
        </text:list-item>
        <text:list-item>
          <text:p text:style-name="P4"><text:span text:style-name="Strong_20_Emphasis">Processo/Planta</text:span>: Motor do veículo</text:p>
        </text:list-item>
        <text:list-item>
          <text:p text:style-name="P4"><text:span text:style-name="Strong_20_Emphasis">Controlador</text:span>: ECU (Unidade de Controle Eletrônica) que gerencia a abertura da borboleta com base na posição do pedal</text:p>
        </text:list-item>
        <text:list-item>
          <text:p text:style-name="P3"><text:span text:style-name="Strong_20_Emphasis">Perturbações</text:span>: Inclinação da estrada, carga no veículo, vento contrário.</text:p>
        </text:list-item>
      </text:list>
      <text:h text:style-name="Heading_20_3" text:outline-level="3">3. Compressor de ar</text:h>
      <text:list xml:id="list1748619982" text:style-name="L3">
        <text:list-item>
          <text:p text:style-name="P6"><text:span text:style-name="Strong_20_Emphasis">Entrada</text:span>: Pressão desejada (definida por um usuário ou sistema automático)</text:p>
        </text:list-item>
        <text:list-item>
          <text:p text:style-name="P6"><text:span text:style-name="Strong_20_Emphasis">Saída</text:span>: Pressão do ar comprimido</text:p>
        </text:list-item>
        <text:list-item>
          <text:p text:style-name="P6"><text:span text:style-name="Strong_20_Emphasis">Transdutor de Entrada</text:span>: Sensor de pressão</text:p>
        </text:list-item>
        <text:list-item>
          <text:p text:style-name="P6"><text:span text:style-name="Strong_20_Emphasis">Transdutor de Saída</text:span>: Válvula reguladora</text:p>
        </text:list-item>
        <text:list-item>
          <text:p text:style-name="P6"><text:span text:style-name="Strong_20_Emphasis">Processo/Planta</text:span>: Compressor mecânico</text:p>
        </text:list-item>
        <text:list-item>
          <text:p text:style-name="P6"><text:span text:style-name="Strong_20_Emphasis">Controlador</text:span>: Controlador que liga/desliga o compressor com base na pressão medida</text:p>
        </text:list-item>
        <text:list-item>
          <text:p text:style-name="P5"><text:span text:style-name="Strong_20_Emphasis">Perturbações</text:span>: Variações na demanda de ar comprimido, falhas no compressor.</text:p>
        </text:list-item>
      </text:list>
      <text:h text:style-name="Heading_20_3" text:outline-level="3">4. Servomotor</text:h>
      <text:list xml:id="list3633564064" text:style-name="L4">
        <text:list-item>
          <text:p text:style-name="P8"><text:span text:style-name="Strong_20_Emphasis">Entrada</text:span>: Sinal de controle (definido por um sistema de controle)</text:p>
        </text:list-item>
        <text:list-item>
          <text:p text:style-name="P8"><text:span text:style-name="Strong_20_Emphasis">Saída</text:span>: Posição ou velocidade do eixo do motor</text:p>
        </text:list-item>
        <text:list-item>
          <text:p text:style-name="P8"><text:span text:style-name="Strong_20_Emphasis">Transdutor de Entrada</text:span>: Potenciômetro ou encoder para feedback de posição</text:p>
        </text:list-item>
        <text:list-item>
          <text:p text:style-name="P8"><text:span text:style-name="Strong_20_Emphasis">Transdutor de Saída</text:span>: Motor ou atuador</text:p>
        </text:list-item>
        <text:list-item>
          <text:p text:style-name="P8"><text:span text:style-name="Strong_20_Emphasis">Processo/Planta</text:span>: Eixo do motor</text:p>
        </text:list-item>
        <text:list-item>
          <text:p text:style-name="P8"><text:span text:style-name="Strong_20_Emphasis">Controlador</text:span>: Controlador PID ou similar que ajusta o sinal de controle para alcançar a posição ou velocidade desejada</text:p>
        </text:list-item>
        <text:list-item>
          <text:p text:style-name="P7"><text:span text:style-name="Strong_20_Emphasis">Perturbações</text:span>: Cargas externas no eixo, atrito.</text:p>
        </text:list-item>
      </text:list>
      <text:h text:style-name="Heading_20_3" text:outline-level="3">5. Aquecedor a gás doméstico</text:h>
      <text:list xml:id="list3202720855" text:style-name="L5">
        <text:list-item>
          <text:p text:style-name="P10"><text:span text:style-name="Strong_20_Emphasis">Entrada</text:span>: Temperatura desejada da água</text:p>
        </text:list-item>
        <text:list-item>
          <text:p text:style-name="P10"><text:span text:style-name="Strong_20_Emphasis">Saída</text:span>: Temperatura da água aquecida</text:p>
        </text:list-item>
        <text:list-item>
          <text:p text:style-name="P10"><text:span text:style-name="Strong_20_Emphasis">Transdutor de Entrada</text:span>: Sensor de temperatura</text:p>
        </text:list-item>
        <text:list-item>
          <text:p text:style-name="P10"><text:soft-page-break/><text:span text:style-name="Strong_20_Emphasis">Transdutor de Saída</text:span>: Válvula de gás</text:p>
        </text:list-item>
        <text:list-item>
          <text:p text:style-name="P10"><text:span text:style-name="Strong_20_Emphasis">Processo/Planta</text:span>: Câmara de aquecimento e trocador de calor</text:p>
        </text:list-item>
        <text:list-item>
          <text:p text:style-name="P10"><text:span text:style-name="Strong_20_Emphasis">Controlador</text:span>: Termostato que controla a válvula de gás</text:p>
        </text:list-item>
        <text:list-item>
          <text:p text:style-name="P9"><text:span text:style-name="Strong_20_Emphasis">Perturbações</text:span>: Variação no fluxo de água, mudanças na pressão do gás.</text:p>
        </text:list-item>
      </text:list>
      <text:h text:style-name="Heading_20_3" text:outline-level="3">6. Câmbio automatizado de automóvel</text:h>
      <text:list xml:id="list1423222286" text:style-name="L6">
        <text:list-item>
          <text:p text:style-name="P12"><text:span text:style-name="Strong_20_Emphasis">Entrada</text:span>: Sinal de mudança de marcha (definido por algoritmos baseados na velocidade, aceleração, etc.)</text:p>
        </text:list-item>
        <text:list-item>
          <text:p text:style-name="P12"><text:span text:style-name="Strong_20_Emphasis">Saída</text:span>: Engrenagem selecionada</text:p>
        </text:list-item>
        <text:list-item>
          <text:p text:style-name="P12"><text:span text:style-name="Strong_20_Emphasis">Transdutor de Entrada</text:span>: Sensores de velocidade, rotação do motor</text:p>
        </text:list-item>
        <text:list-item>
          <text:p text:style-name="P12"><text:span text:style-name="Strong_20_Emphasis">Transdutor de Saída</text:span>: Atuadores que realizam a troca de marcha</text:p>
        </text:list-item>
        <text:list-item>
          <text:p text:style-name="P12"><text:span text:style-name="Strong_20_Emphasis">Processo/Planta</text:span>: Transmissão do veículo</text:p>
        </text:list-item>
        <text:list-item>
          <text:p text:style-name="P12"><text:span text:style-name="Strong_20_Emphasis">Controlador</text:span>: ECU que gerencia a troca de marchas</text:p>
        </text:list-item>
        <text:list-item>
          <text:p text:style-name="P11"><text:span text:style-name="Strong_20_Emphasis">Perturbações</text:span>: Carga no veículo, inclinação da estrada.</text:p>
        </text:list-item>
      </text:list>
      <text:h text:style-name="Heading_20_3" text:outline-level="3">7. Injeção eletrônica de automóvel flex</text:h>
      <text:list xml:id="list2525303017" text:style-name="L7">
        <text:list-item>
          <text:p text:style-name="P14"><text:span text:style-name="Strong_20_Emphasis">Entrada</text:span>: Dados do sensor de oxigênio, temperatura, pressão do coletor de admissão, etc.</text:p>
        </text:list-item>
        <text:list-item>
          <text:p text:style-name="P14"><text:span text:style-name="Strong_20_Emphasis">Saída</text:span>: Mistura ar/combustível</text:p>
        </text:list-item>
        <text:list-item>
          <text:p text:style-name="P14"><text:span text:style-name="Strong_20_Emphasis">Transdutor de Entrada</text:span>: Vários sensores (oxigênio, pressão, temperatura)</text:p>
        </text:list-item>
        <text:list-item>
          <text:p text:style-name="P14"><text:span text:style-name="Strong_20_Emphasis">Transdutor de Saída</text:span>: Injetores de combustível</text:p>
        </text:list-item>
        <text:list-item>
          <text:p text:style-name="P14"><text:span text:style-name="Strong_20_Emphasis">Processo/Planta</text:span>: Motor do veículo</text:p>
        </text:list-item>
        <text:list-item>
          <text:p text:style-name="P14"><text:span text:style-name="Strong_20_Emphasis">Controlador</text:span>: ECU que ajusta a mistura com base nos dados dos sensores</text:p>
        </text:list-item>
        <text:list-item>
          <text:p text:style-name="P13"><text:span text:style-name="Strong_20_Emphasis">Perturbações</text:span>: Qualidade do combustível, temperatura ambiente, altitud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4:43:36.593367994</meta:creation-date>
    <dc:date>2024-08-21T14:55:51.574704137</dc:date>
    <meta:editing-duration>PT2M4S</meta:editing-duration>
    <meta:editing-cycles>1</meta:editing-cycles>
    <meta:document-statistic meta:table-count="0" meta:image-count="0" meta:object-count="0" meta:page-count="2" meta:paragraph-count="56" meta:word-count="486" meta:character-count="3142" meta:non-whitespace-character-count="2761"/>
    <meta:generator>LibreOffice/7.3.7.2$Linux_X86_64 LibreOffice_project/30$Build-2</meta:generator>
  </office:meta>
</office:document-meta>
</file>